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100" manifest:media-type=""/>
  <manifest:file-entry manifest:full-path="Obj100"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Courier New" fo:font-size="11pt" fo:font-weight="normal" fo:background-color="#ffffff" style:font-size-asian="11pt" style:font-weight-asian="normal"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paragraph-rsid="002113bb" style:font-size-asian="11pt" style:font-size-complex="11pt"/>
    </style:style>
    <style:style style:name="P4" style:family="paragraph" style:parent-style-name="Standard">
      <style:text-properties fo:font-size="11pt" fo:font-weight="bold" style:font-size-asian="11pt" style:font-weight-asian="bold" style:font-size-complex="11pt" style:font-weight-complex="bold"/>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margin-top="0cm" fo:margin-bottom="0.353cm" loext:contextual-spacing="false" fo:line-height="115%"/>
    </style:style>
    <style:style style:name="P8" style:family="paragraph" style:parent-style-name="Standard">
      <style:paragraph-properties fo:margin-top="0cm" fo:margin-bottom="0.353cm" loext:contextual-spacing="false" fo:line-height="115%"/>
      <style:text-properties style:font-name="Calibri" fo:font-size="13pt" fo:font-weight="bold" style:font-name-asian="Calibri1" style:font-size-asian="13pt" style:font-weight-asian="bold" style:font-name-complex="Calibri1"/>
    </style:style>
    <style:style style:name="P9" style:family="paragraph" style:parent-style-name="Standard">
      <style:paragraph-properties fo:margin-top="0cm" fo:margin-bottom="0.353cm" loext:contextual-spacing="false" fo:line-height="115%"/>
      <style:text-properties style:font-name="Calibri" fo:font-size="12pt" style:font-name-asian="Calibri1" style:font-size-asian="12pt" style:font-name-complex="Calibri1"/>
    </style:style>
    <style:style style:name="P10" style:family="paragraph" style:parent-style-name="Standard">
      <style:paragraph-properties fo:margin-top="0cm" fo:margin-bottom="0.353cm" loext:contextual-spacing="false" fo:line-height="100%"/>
    </style:style>
    <style:style style:name="P11" style:family="paragraph" style:parent-style-name="Standard">
      <style:paragraph-properties fo:margin-top="0cm" fo:margin-bottom="0.353cm" loext:contextual-spacing="false" fo:line-height="115%"/>
      <style:text-properties fo:font-size="11pt" style:font-size-asian="11pt" style:font-size-complex="11pt"/>
    </style:style>
    <style:style style:name="P12" style:family="paragraph" style:parent-style-name="Standard" style:master-page-name="">
      <loext:graphic-properties draw:fill="none"/>
      <style:paragraph-properties fo:margin-left="0cm" fo:margin-right="0cm" fo:margin-top="0cm" fo:margin-bottom="0.353cm" loext:contextual-spacing="false" fo:line-height="115%" fo:text-align="start" style:justify-single-word="false" fo:orphans="2" fo:widows="2" fo:text-indent="0cm" style:auto-text-indent="false" style:page-number="auto" fo:background-color="transparent" style:writing-mode="lr-tb"/>
    </style:style>
    <style:style style:name="P13" style:family="paragraph" style:parent-style-name="Standard" style:master-page-name="Standard">
      <style:paragraph-properties fo:margin-top="0cm" fo:margin-bottom="0.353cm" loext:contextual-spacing="false" fo:line-height="115%" style:page-number="auto"/>
      <style:text-properties style:font-name="Calibri" fo:font-size="16pt" fo:font-weight="bold" style:font-name-asian="Calibri1" style:font-size-asian="16pt" style:font-weight-asian="bold" style:font-name-complex="Calibri1"/>
    </style:style>
    <style:style style:name="P14" style:family="paragraph" style:parent-style-name="Standard">
      <style:paragraph-properties fo:margin-top="0cm" fo:margin-bottom="0.353cm" loext:contextual-spacing="false" fo:line-height="115%"/>
      <style:text-properties style:font-name="Calibri" fo:font-size="12pt" style:font-name-asian="Calibri1" style:font-size-asian="12pt" style:font-name-complex="Calibri1"/>
    </style:style>
    <style:style style:name="P15" style:family="paragraph" style:parent-style-name="Standard">
      <style:paragraph-properties fo:margin-top="0cm" fo:margin-bottom="0.353cm" loext:contextual-spacing="false" fo:line-height="115%"/>
      <style:text-properties style:font-name="Calibri" fo:font-size="12pt" fo:font-weight="normal" officeooo:rsid="002981d7" officeooo:paragraph-rsid="002981d7" style:font-name-asian="Calibri1" style:font-size-asian="12pt" style:font-weight-asian="normal" style:font-name-complex="Calibri1" style:font-size-complex="12pt" style:font-weight-complex="normal"/>
    </style:style>
    <style:style style:name="P16" style:family="paragraph" style:parent-style-name="Standard">
      <style:paragraph-properties fo:margin-top="0cm" fo:margin-bottom="0.353cm" loext:contextual-spacing="false" fo:line-height="115%"/>
      <style:text-properties style:font-name="Calibri" fo:font-size="14pt" fo:font-weight="bold" style:font-name-asian="Calibri1" style:font-size-asian="14pt" style:font-weight-asian="bold" style:font-name-complex="Calibri1"/>
    </style:style>
    <style:style style:name="P17" style:family="paragraph" style:parent-style-name="Standard">
      <style:paragraph-properties fo:margin-top="0cm" fo:margin-bottom="0.353cm" loext:contextual-spacing="false" fo:line-height="115%"/>
      <style:text-properties style:font-name="Calibri" fo:font-size="13pt" fo:font-weight="bold" style:font-name-asian="Calibri1" style:font-size-asian="13pt" style:font-weight-asian="bold" style:font-name-complex="Calibri1"/>
    </style:style>
    <style:style style:name="P18" style:family="paragraph" style:parent-style-name="Standard">
      <style:paragraph-properties fo:margin-top="0cm" fo:margin-bottom="0.353cm" loext:contextual-spacing="false" fo:line-height="115%"/>
      <style:text-properties fo:color="#000080" style:font-name="Courier New" fo:font-size="11pt" fo:font-weight="bold" fo:background-color="#ffffff" style:font-size-asian="11pt" style:font-weight-asian="bold" style:font-size-complex="11pt"/>
    </style:style>
    <style:style style:name="P19" style:family="paragraph" style:parent-style-name="Standard">
      <style:text-properties fo:color="#008000" style:font-name="Courier New" fo:font-size="11pt" fo:font-weight="normal" fo:background-color="#ffffff" style:font-size-asian="11pt" style:font-weight-asian="normal" style:font-size-complex="11pt"/>
    </style:style>
    <style:style style:name="P20" style:family="paragraph" style:parent-style-name="Standard">
      <style:text-properties fo:color="#008000" style:font-name="Courier New" fo:font-size="11pt" fo:font-weight="normal" officeooo:paragraph-rsid="001f5d93" fo:background-color="#ffffff" style:font-size-asian="11pt" style:font-weight-asian="normal" style:font-size-complex="11pt"/>
    </style:style>
    <style:style style:name="P21" style:family="paragraph" style:parent-style-name="Standard">
      <style:text-properties fo:color="#000000" style:font-name="Courier New" fo:font-size="11pt" fo:font-weight="normal" fo:background-color="#ffffff" style:font-size-asian="11pt" style:font-weight-asian="normal" style:font-size-complex="11pt"/>
    </style:style>
    <style:style style:name="P22" style:family="paragraph" style:parent-style-name="Standard">
      <style:text-properties fo:color="#000000" style:font-name="Courier New" fo:font-size="11pt" fo:font-weight="normal" officeooo:paragraph-rsid="001f5d93" fo:background-color="#ffffff" style:font-size-asian="11pt" style:font-weight-asian="normal" style:font-size-complex="11pt"/>
    </style:style>
    <style:style style:name="P23" style:family="paragraph" style:parent-style-name="Standard">
      <style:text-properties fo:color="#000000" style:font-name="Courier New" fo:font-size="12pt" fo:font-weight="bold" fo:background-color="#ffffff" style:font-size-asian="12pt" style:font-weight-asian="bold" style:font-size-complex="12pt" style:font-weight-complex="bold"/>
    </style:style>
    <style:style style:name="P24" style:family="paragraph" style:parent-style-name="Standard">
      <style:text-properties fo:color="#000000" style:font-name="Courier New" fo:font-size="13pt" fo:font-weight="bold" fo:background-color="#ffffff" style:font-size-asian="13pt" style:font-weight-asian="bold" style:font-size-complex="13pt" style:font-weight-complex="bold"/>
    </style:style>
    <style:style style:name="P25" style:family="paragraph" style:parent-style-name="Standard">
      <style:text-properties fo:color="#000080" style:font-name="Courier New" fo:font-size="11pt" fo:font-weight="bold" fo:background-color="#ffffff" style:font-size-asian="11pt" style:font-weight-asian="bold" style:font-size-complex="11pt"/>
    </style:style>
    <style:style style:name="P26" style:family="paragraph" style:parent-style-name="Standard">
      <style:text-properties fo:color="#0000ff" style:font-name="Courier New" fo:font-size="11pt" fo:font-weight="bold" officeooo:paragraph-rsid="002113bb" fo:background-color="#ffffff" style:font-size-asian="11pt" style:font-weight-asian="bold" style:font-size-complex="11pt"/>
    </style:style>
    <style:style style:name="T1" style:family="text">
      <style:text-properties style:font-name="Calibri" fo:font-size="12pt" style:font-name-asian="Calibri1" style:font-size-asian="12pt" style:font-name-complex="Calibri1"/>
    </style:style>
    <style:style style:name="T2" style:family="text">
      <style:text-properties style:font-name="Calibri" fo:font-size="12pt" officeooo:rsid="002981d7" style:font-name-asian="Calibri1" style:font-size-asian="12pt" style:font-name-complex="Calibri1"/>
    </style:style>
    <style:style style:name="T3" style:family="text">
      <style:text-properties fo:color="#8000ff" style:font-name="Courier New" fo:font-weight="bold" fo:background-color="#ffffff" loext:char-shading-value="0" style:font-name-asian="Calibri1" style:font-weight-asian="bold" style:font-name-complex="Calibri1"/>
    </style:style>
    <style:style style:name="T4" style:family="text">
      <style:text-properties fo:color="#8000ff" style:font-name="Courier New" fo:font-weight="normal" fo:background-color="#ffffff" loext:char-shading-value="0" style:font-weight-asian="normal"/>
    </style:style>
    <style:style style:name="T5" style:family="text">
      <style:text-properties fo:color="#000000" style:font-name="Courier New" fo:background-color="#ffffff" loext:char-shading-value="0"/>
    </style:style>
    <style:style style:name="T6" style:family="text">
      <style:text-properties fo:color="#000000" style:font-name="Courier New" fo:font-weight="normal" fo:background-color="#ffffff" loext:char-shading-value="0" style:font-weight-asian="normal"/>
    </style:style>
    <style:style style:name="T7" style:family="text">
      <style:text-properties fo:color="#000000" style:font-name="Courier New" fo:font-weight="normal" officeooo:rsid="0021f2a4" fo:background-color="#ffffff" loext:char-shading-value="0" style:font-weight-asian="normal"/>
    </style:style>
    <style:style style:name="T8" style:family="text">
      <style:text-properties fo:color="#000000" style:font-name="Courier New" fo:font-size="12pt" fo:background-color="#ffffff" loext:char-shading-value="0" style:font-size-asian="12pt" style:font-size-complex="12pt"/>
    </style:style>
    <style:style style:name="T9" style:family="text">
      <style:text-properties fo:color="#000000" style:font-name="Courier New" fo:font-weight="bold" fo:background-color="#ffffff" loext:char-shading-value="0" style:font-weight-asian="bold" style:font-weight-complex="bold"/>
    </style:style>
    <style:style style:name="T10" style:family="text">
      <style:text-properties fo:color="#000000" style:font-name="Courier New" fo:font-weight="bold" officeooo:rsid="0021f2a4" fo:background-color="#ffffff" loext:char-shading-value="0" style:font-weight-asian="bold" style:font-weight-complex="bold"/>
    </style:style>
    <style:style style:name="T11" style:family="text">
      <style:text-properties fo:color="#000080" style:font-name="Courier New" fo:font-weight="bold" fo:background-color="#ffffff" loext:char-shading-value="0" style:font-weight-asian="bold"/>
    </style:style>
    <style:style style:name="T12" style:family="text">
      <style:text-properties fo:color="#000080" style:font-name="Courier New" fo:background-color="#ffffff" loext:char-shading-value="0"/>
    </style:style>
    <style:style style:name="T13" style:family="text">
      <style:text-properties fo:color="#008000" style:font-name="Courier New" fo:font-weight="normal" fo:background-color="#ffffff" loext:char-shading-value="0" style:font-weight-asian="normal"/>
    </style:style>
    <style:style style:name="T14" style:family="text">
      <style:text-properties fo:color="#008000" style:font-name="Courier New" fo:font-weight="normal" officeooo:rsid="002c2b37" fo:background-color="#ffffff" loext:char-shading-value="0" style:font-weight-asian="normal"/>
    </style:style>
    <style:style style:name="T15" style:family="text">
      <style:text-properties fo:color="#008000" style:font-name="Courier New" fo:background-color="#ffffff" loext:char-shading-value="0"/>
    </style:style>
    <style:style style:name="T16" style:family="text">
      <style:text-properties fo:color="#008000" style:font-name="Courier New" officeooo:rsid="0024af40" fo:background-color="#ffffff" loext:char-shading-value="0"/>
    </style:style>
    <style:style style:name="T17" style:family="text">
      <style:text-properties fo:color="#008000" style:font-name="Courier New" fo:font-weight="bold" fo:background-color="#ffffff" loext:char-shading-value="0" style:font-weight-asian="bold" style:font-weight-complex="bold"/>
    </style:style>
    <style:style style:name="T18" style:family="text">
      <style:text-properties fo:color="#008000" style:font-name="Courier New" fo:font-weight="bold" officeooo:rsid="00279356" fo:background-color="#ffffff" loext:char-shading-value="0" style:font-weight-asian="bold" style:font-weight-complex="bold"/>
    </style:style>
    <style:style style:name="T19" style:family="text">
      <style:text-properties fo:color="#808080" style:font-name="Courier New" fo:font-weight="normal" fo:background-color="#ffffff" loext:char-shading-value="0" style:font-weight-asian="normal"/>
    </style:style>
    <style:style style:name="T20" style:family="text">
      <style:text-properties fo:color="#ff8000" style:font-name="Courier New" fo:font-weight="normal" fo:background-color="#ffffff" loext:char-shading-value="0" style:font-weight-asian="normal"/>
    </style:style>
    <style:style style:name="T21" style:family="text">
      <style:text-properties fo:color="#ff8000" style:font-name="Courier New" fo:font-size="12pt" fo:background-color="#ffffff" loext:char-shading-value="0" style:font-size-asian="12pt" style:font-size-complex="12pt"/>
    </style:style>
    <style:style style:name="T22" style:family="text">
      <style:text-properties fo:color="#ff8000" style:font-name="Courier New" fo:background-color="#ffffff" loext:char-shading-value="0"/>
    </style:style>
    <style:style style:name="T23" style:family="text">
      <style:text-properties fo:color="#0000ff" style:font-name="Courier New" fo:font-weight="bold" fo:background-color="#ffffff" loext:char-shading-value="0" style:font-weight-asian="bold"/>
    </style:style>
    <style:style style:name="T24" style:family="text">
      <style:text-properties officeooo:rsid="002d9f8f"/>
    </style:style>
    <style:style style:name="fr1" style:family="graphic" style:parent-style-name="OLE">
      <style:graphic-properties style:wrap="run-through" style:number-wrapped-paragraphs="no-limit" style:vertical-pos="from-top" style:horizontal-pos="from-left" style:horizontal-rel="paragraph-content" draw:ole-draw-aspect="1" draw:visible-area-width="5.001cm" draw:visible-area-height="5.00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GoBack"/># Java Array:</text:p>
      <text:p text:style-name="P9">Normally, array is a collection of similar type of elements that have contiguous memory location. Contiguous means without any gap. </text:p>
      <text:p text:style-name="P9">For example: Suppose a bats man played 6 balls and over ended. This is contagious but the same batsmen will play after few ball of gaps that is continuous. </text:p>
      <text:p text:style-name="P7"><text:span text:style-name="T1">Java array is an object that contains elements of similar data type. It is a data structure where we store similar elements. We can store only fixed set of elements in a </text:span><text:span text:style-name="T2">Java</text:span><text:span text:style-name="T1"> array.</text:span></text:p>
      <text:p text:style-name="P7"><text:span text:style-name="T1">Array in </text:span><text:span text:style-name="T2">Java</text:span><text:span text:style-name="T1"> is index based, first element of the array is stored at 0 index. Array is a reference variable type.</text:span></text:p>
      <text:p text:style-name="P15">Once an Array has got a memory, it can not be increased and It can not be decreased. Before Java Arrays were getting the memory statically, That’s why it were required to allocate the size of array while defining. But now in Java we can <text:span text:style-name="T24">declare,</text:span> instantiate <text:span text:style-name="T24">and Initialize separately.</text:span></text:p>
      <text:p text:style-name="P16">Advantage of Java Array</text:p>
      <text:p text:style-name="P9">Code Optimization: It makes the code optimized, we can retrieve or sort the data easily.</text:p>
      <text:p text:style-name="P9">Random access: We can get any data located at any index position.</text:p>
      <text:p text:style-name="P16">Disadvantage of Java Array</text:p>
      <text:p text:style-name="P12"><text:span text:style-name="T1">Size Limit: We can store only fixed size of elements in the array. It doesn't grow its size at runtime. To solve this problem, collection framework is used in </text:span><text:span text:style-name="T2">Java.</text:span></text:p>
      <text:p text:style-name="P8"/>
      <text:p text:style-name="P8">How to make an Array:</text:p>
      <text:p text:style-name="P11"><text:span text:style-name="T3">class</text:span><text:span text:style-name="T5"> SingleArray</text:span><text:span text:style-name="T11">{</text:span></text:p>
      <text:p text:style-name="P19">// Declaration, Instantiation, and Initialization All Together</text:p>
      <text:p text:style-name="P19">// Static Array</text:p>
      <text:p text:style-name="P2"><text:span text:style-name="T6"><text:tab/></text:span><text:span text:style-name="T4">final</text:span><text:span text:style-name="T6"> </text:span><text:span text:style-name="T4">static</text:span><text:span text:style-name="T6"> String myNames</text:span><text:span text:style-name="T11">[]</text:span><text:span text:style-name="T6"> </text:span><text:span text:style-name="T11">=</text:span><text:span text:style-name="T6"> </text:span><text:span text:style-name="T11">{</text:span><text:span text:style-name="T19">"Ahmad"</text:span><text:span text:style-name="T11">,</text:span><text:span text:style-name="T6"> </text:span><text:span text:style-name="T19">"Sayeed"</text:span><text:span text:style-name="T11">,</text:span><text:span text:style-name="T6"> </text:span><text:span text:style-name="T19">"Asmal"</text:span><text:span text:style-name="T11">,</text:span><text:span text:style-name="T6"> </text:span><text:span text:style-name="T19">"Babu"</text:span><text:span text:style-name="T11">};</text:span></text:p>
      <text:p text:style-name="P19">//Non-static arrays</text:p>
      <text:p text:style-name="P2"><text:span text:style-name="T6"><text:tab/>String friends</text:span><text:span text:style-name="T11">[]</text:span><text:span text:style-name="T6"> </text:span><text:span text:style-name="T11">=</text:span><text:span text:style-name="T6"> </text:span><text:span text:style-name="T11">{</text:span><text:span text:style-name="T19">"Prem"</text:span><text:span text:style-name="T11">,</text:span><text:span text:style-name="T6"> </text:span><text:span text:style-name="T19">"Vineet"</text:span><text:span text:style-name="T11">,</text:span><text:span text:style-name="T6"> </text:span><text:span text:style-name="T19">"Javed"</text:span><text:span text:style-name="T11">};</text:span></text:p>
      <text:p text:style-name="P19">// main()<text:tab/></text:p>
      <text:p text:style-name="P2"><text:span text:style-name="T6"><text:tab/></text:span><text:span text:style-name="T4">public</text:span><text:span text:style-name="T6"> </text:span><text:span text:style-name="T4">static</text:span><text:span text:style-name="T6"> </text:span><text:span text:style-name="T4">void</text:span><text:span text:style-name="T6"> main</text:span><text:span text:style-name="T11">(</text:span><text:span text:style-name="T6">String</text:span><text:span text:style-name="T11">...</text:span><text:span text:style-name="T6">a</text:span><text:span text:style-name="T11">){</text:span></text:p>
      <text:p text:style-name="P2"><text:soft-page-break/><text:span text:style-name="T6"><text:tab/><text:tab/>System</text:span><text:span text:style-name="T11">.</text:span><text:span text:style-name="T6">out</text:span><text:span text:style-name="T11">.</text:span><text:span text:style-name="T6">println</text:span><text:span text:style-name="T11">(</text:span><text:span text:style-name="T6">myNames</text:span><text:span text:style-name="T11">[</text:span><text:span text:style-name="T20">0</text:span><text:span text:style-name="T11">]);</text:span></text:p>
      <text:p text:style-name="P19"><text:tab/><text:tab/>// Accessing Non Satic Array</text:p>
      <text:p text:style-name="P2"><text:span text:style-name="T6"><text:tab/><text:tab/>SingleArray <text:s/>sa </text:span><text:span text:style-name="T11">=</text:span><text:span text:style-name="T6"> </text:span><text:span text:style-name="T23">new</text:span><text:span text:style-name="T6"> SingleArray</text:span><text:span text:style-name="T11">();</text:span></text:p>
      <text:p text:style-name="P2"><text:span text:style-name="T6"><text:tab/><text:tab/>System</text:span><text:span text:style-name="T11">.</text:span><text:span text:style-name="T6">out</text:span><text:span text:style-name="T11">.</text:span><text:span text:style-name="T6">println</text:span><text:span text:style-name="T11">(</text:span><text:span text:style-name="T6">sa</text:span><text:span text:style-name="T11">.</text:span><text:span text:style-name="T6">friends</text:span><text:span text:style-name="T11">.</text:span><text:span text:style-name="T6">length</text:span><text:span text:style-name="T11">);</text:span><text:span text:style-name="T6"><text:tab/></text:span></text:p>
      <text:p text:style-name="P2"><text:span text:style-name="T6"><text:tab/><text:tab/>System</text:span><text:span text:style-name="T11">.</text:span><text:span text:style-name="T6">out</text:span><text:span text:style-name="T11">.</text:span><text:span text:style-name="T6">println</text:span><text:span text:style-name="T11">(</text:span><text:span text:style-name="T6">sa</text:span><text:span text:style-name="T11">.</text:span><text:span text:style-name="T6">friends</text:span><text:span text:style-name="T11">[</text:span><text:span text:style-name="T20">1</text:span><text:span text:style-name="T11">]);</text:span></text:p>
      <text:p text:style-name="P19"/>
      <text:p text:style-name="P19"><text:tab/><text:tab/>// Declaration: Declaring and Array: DataType VariableName[];</text:p>
      <text:p text:style-name="P2"><text:span text:style-name="T6"><text:tab/><text:tab/>String names</text:span><text:span text:style-name="T11">[];</text:span></text:p>
      <text:p text:style-name="P2"><text:span text:style-name="T6"><text:tab/><text:tab/></text:span><text:span text:style-name="T4">int</text:span><text:span text:style-name="T6"> </text:span><text:span text:style-name="T11">[]</text:span><text:span text:style-name="T6">students</text:span><text:span text:style-name="T11">;</text:span></text:p>
      <text:p text:style-name="P2"><text:span text:style-name="T6"><text:tab/><text:tab/>String</text:span><text:span text:style-name="T11">[]</text:span><text:span text:style-name="T6"> schools</text:span><text:span text:style-name="T11">;</text:span></text:p>
      <text:p text:style-name="P19"><text:tab/><text:tab/>// Instantiation. Allocating memory at heap: VariableName = new DataType[];</text:p>
      <text:p text:style-name="P2"><text:span text:style-name="T6"><text:tab/><text:tab/>schools </text:span><text:span text:style-name="T11">=</text:span><text:span text:style-name="T6"> </text:span><text:span text:style-name="T23">new</text:span><text:span text:style-name="T6"> String</text:span><text:span text:style-name="T11">[</text:span><text:span text:style-name="T20">2</text:span><text:span text:style-name="T11">];</text:span></text:p>
      <text:p text:style-name="P20"><text:tab/><text:tab/>//Initialization: VariableName[index] = Value;</text:p>
      <text:p text:style-name="P2"><text:span text:style-name="T6"><text:tab/><text:tab/>schools</text:span><text:span text:style-name="T11">[</text:span><text:span text:style-name="T20">0</text:span><text:span text:style-name="T11">]</text:span><text:span text:style-name="T6"> </text:span><text:span text:style-name="T11">=</text:span><text:span text:style-name="T6"> </text:span><text:span text:style-name="T19">"Prvate School"</text:span><text:span text:style-name="T11">;</text:span></text:p>
      <text:p text:style-name="P2"><text:span text:style-name="T6"><text:tab/><text:tab/>schools</text:span><text:span text:style-name="T11">[</text:span><text:span text:style-name="T20">1</text:span><text:span text:style-name="T11">]</text:span><text:span text:style-name="T6"> </text:span><text:span text:style-name="T11">=</text:span><text:span text:style-name="T6"> </text:span><text:span text:style-name="T19">"Goverment Schools"</text:span><text:span text:style-name="T11">;</text:span><text:span text:style-name="T6"><text:tab/><text:tab/><text:tab/></text:span></text:p>
      <text:p text:style-name="P22"><text:s/><text:tab/><text:tab/></text:p>
      <text:p text:style-name="P20"><text:tab/><text:tab/>// Once declared, can't Initialize the array like this</text:p>
      <text:p text:style-name="P2"><text:span text:style-name="T6"><text:tab/><text:tab/></text:span><text:span text:style-name="T13">// students = {1,2,3,4};</text:span></text:p>
      <text:p text:style-name="P25"><text:tab/>}</text:p>
      <text:p text:style-name="P25">}</text:p>
      <text:p text:style-name="P1"/>
      <text:p text:style-name="P23">Create Array Of Reference variable</text:p>
      <text:p text:style-name="P19">// Normal Way</text:p>
      <text:p text:style-name="P2"><text:span text:style-name="T6"><text:tab/><text:tab/>Temp t1 </text:span><text:span text:style-name="T11">=</text:span><text:span text:style-name="T6"> </text:span><text:span text:style-name="T23">new</text:span><text:span text:style-name="T6"> Temp</text:span><text:span text:style-name="T11">(</text:span><text:span text:style-name="T20">1</text:span><text:span text:style-name="T11">);</text:span></text:p>
      <text:p text:style-name="P2"><text:span text:style-name="T6"><text:tab/><text:tab/>Temp t2 </text:span><text:span text:style-name="T11">=</text:span><text:span text:style-name="T6"> </text:span><text:span text:style-name="T23">new</text:span><text:span text:style-name="T6"> Temp</text:span><text:span text:style-name="T11">(</text:span><text:span text:style-name="T20">1</text:span><text:span text:style-name="T11">);</text:span></text:p>
      <text:p text:style-name="P2"><text:span text:style-name="T6"><text:tab/><text:tab/>Temp t3 </text:span><text:span text:style-name="T11">=</text:span><text:span text:style-name="T6"> </text:span><text:span text:style-name="T23">new</text:span><text:span text:style-name="T6"> Temp</text:span><text:span text:style-name="T11">(</text:span><text:span text:style-name="T20">1</text:span><text:span text:style-name="T11">);</text:span></text:p>
      <text:p text:style-name="P19">// Using array and Loop</text:p>
      <text:p text:style-name="P2"><text:span text:style-name="T6"><text:tab/></text:span><text:span text:style-name="T13">// Declaration and Instantiation</text:span></text:p>
      <text:p text:style-name="P2"><text:span text:style-name="T6"><text:tab/><text:tab/>Temp t</text:span><text:span text:style-name="T11">[]</text:span><text:span text:style-name="T6"> </text:span><text:span text:style-name="T11">=</text:span><text:span text:style-name="T6"> </text:span><text:span text:style-name="T23">new</text:span><text:span text:style-name="T6"> Temp</text:span><text:span text:style-name="T11">[</text:span><text:span text:style-name="T20">5</text:span><text:span text:style-name="T11">];</text:span></text:p>
      <text:p text:style-name="P2"><text:span text:style-name="T6"><text:tab/><text:tab/></text:span><text:span text:style-name="T23">for</text:span><text:span text:style-name="T11">(</text:span><text:span text:style-name="T4">int</text:span><text:span text:style-name="T6"> i </text:span><text:span text:style-name="T11">=</text:span><text:span text:style-name="T20">0</text:span><text:span text:style-name="T11">;</text:span><text:span text:style-name="T6"> i </text:span><text:span text:style-name="T11">&lt;</text:span><text:span text:style-name="T6"> t</text:span><text:span text:style-name="T11">.</text:span><text:span text:style-name="T6">length</text:span><text:span text:style-name="T11">;</text:span><text:span text:style-name="T6"> i</text:span><text:span text:style-name="T11">++){</text:span></text:p>
      <text:p text:style-name="P2"><text:soft-page-break/><text:span text:style-name="T6"><text:tab/><text:tab/><text:tab/></text:span><text:span text:style-name="T13">// Intialization</text:span></text:p>
      <text:p text:style-name="P2"><text:span text:style-name="T6"><text:tab/><text:tab/><text:tab/><text:tab/>t</text:span><text:span text:style-name="T11">[</text:span><text:span text:style-name="T6">i</text:span><text:span text:style-name="T11">]</text:span><text:span text:style-name="T6"> </text:span><text:span text:style-name="T11">=</text:span><text:span text:style-name="T6"> </text:span><text:span text:style-name="T23">new</text:span><text:span text:style-name="T6"> Temp</text:span><text:span text:style-name="T11">();</text:span></text:p>
      <text:p text:style-name="P2"><text:span text:style-name="T6"><text:tab/><text:tab/></text:span><text:span text:style-name="T11">}</text:span></text:p>
      <text:p text:style-name="P6"><text:span text:style-name="T5">Arrays Of Arrays</text:span><text:span text:style-name="T12">:</text:span></text:p>
      <text:p text:style-name="P4"><text:span text:style-name="T5"><text:s/></text:span><text:span text:style-name="T8">Way </text:span><text:span text:style-name="T21">1</text:span></text:p>
      <text:p text:style-name="P19">// Declaration</text:p>
      <text:p text:style-name="P2"><text:span text:style-name="T6"><text:tab/>String students</text:span><text:span text:style-name="T11">[][];</text:span></text:p>
      <text:p text:style-name="P19">// Instantiation</text:p>
      <text:p text:style-name="P2"><text:span text:style-name="T6"><text:tab/>students </text:span><text:span text:style-name="T11">=</text:span><text:span text:style-name="T6"> </text:span><text:span text:style-name="T23">new</text:span><text:span text:style-name="T6"> String</text:span><text:span text:style-name="T11">[</text:span><text:span text:style-name="T20">3</text:span><text:span text:style-name="T11">][</text:span><text:span text:style-name="T20">4</text:span><text:span text:style-name="T11">];</text:span></text:p>
      <text:p text:style-name="P19">// Initialization</text:p>
      <text:p text:style-name="P2"><text:span text:style-name="T6"><text:tab/>students</text:span><text:span text:style-name="T11">[</text:span><text:span text:style-name="T20">0</text:span><text:span text:style-name="T11">][</text:span><text:span text:style-name="T20">0</text:span><text:span text:style-name="T11">]</text:span><text:span text:style-name="T6"> </text:span><text:span text:style-name="T11">=</text:span><text:span text:style-name="T6"> </text:span><text:span text:style-name="T19">"Ahmad"</text:span><text:span text:style-name="T11">;</text:span></text:p>
      <text:p text:style-name="P2"><text:span text:style-name="T6"><text:tab/>students</text:span><text:span text:style-name="T11">[</text:span><text:span text:style-name="T20">0</text:span><text:span text:style-name="T11">][</text:span><text:span text:style-name="T20">1</text:span><text:span text:style-name="T11">]</text:span><text:span text:style-name="T6"> </text:span><text:span text:style-name="T11">=</text:span><text:span text:style-name="T6"> </text:span><text:span text:style-name="T19">"Sayeed"</text:span><text:span text:style-name="T11">;</text:span></text:p>
      <text:p text:style-name="P2"><text:span text:style-name="T6"><text:tab/>students</text:span><text:span text:style-name="T11">[</text:span><text:span text:style-name="T20">1</text:span><text:span text:style-name="T11">][</text:span><text:span text:style-name="T20">0</text:span><text:span text:style-name="T11">]</text:span><text:span text:style-name="T6"> </text:span><text:span text:style-name="T11">=</text:span><text:span text:style-name="T6"> </text:span><text:span text:style-name="T19">"Asmal"</text:span><text:span text:style-name="T11">;</text:span></text:p>
      <text:p text:style-name="P2"><text:span text:style-name="T6"><text:tab/>students</text:span><text:span text:style-name="T11">[</text:span><text:span text:style-name="T20">1</text:span><text:span text:style-name="T11">][</text:span><text:span text:style-name="T20">1</text:span><text:span text:style-name="T11">]</text:span><text:span text:style-name="T6"> </text:span><text:span text:style-name="T11">=</text:span><text:span text:style-name="T6"> </text:span><text:span text:style-name="T19">"Babu"</text:span><text:span text:style-name="T11">;</text:span></text:p>
      <text:p text:style-name="P19">// And So On</text:p>
      <text:p text:style-name="P5"><text:span text:style-name="T5">Way </text:span><text:span text:style-name="T22">2</text:span></text:p>
      <text:p text:style-name="P19">// Declaration</text:p>
      <text:p text:style-name="P2"><text:span text:style-name="T6"><text:tab/></text:span><text:span text:style-name="T4">int</text:span><text:span text:style-name="T6"> m</text:span><text:span text:style-name="T11">[][];</text:span></text:p>
      <text:p text:style-name="P19">// Instantiation of only Arrays</text:p>
      <text:p text:style-name="P2"><text:span text:style-name="T6"><text:tab/>m </text:span><text:span text:style-name="T11">=</text:span><text:span text:style-name="T6"> </text:span><text:span text:style-name="T23">new</text:span><text:span text:style-name="T6"> </text:span><text:span text:style-name="T4">int</text:span><text:span text:style-name="T11">[</text:span><text:span text:style-name="T20">3</text:span><text:span text:style-name="T11">][];</text:span></text:p>
      <text:p text:style-name="P19">// Instantiation of Arrays of Arrays</text:p>
      <text:p text:style-name="P2"><text:span text:style-name="T6"><text:tab/>m</text:span><text:span text:style-name="T11">[</text:span><text:span text:style-name="T20">0</text:span><text:span text:style-name="T11">]</text:span><text:span text:style-name="T6"> </text:span><text:span text:style-name="T11">=</text:span><text:span text:style-name="T6"> </text:span><text:span text:style-name="T23">new</text:span><text:span text:style-name="T6"> </text:span><text:span text:style-name="T4">int</text:span><text:span text:style-name="T11">[</text:span><text:span text:style-name="T20">2</text:span><text:span text:style-name="T11">];</text:span></text:p>
      <text:p text:style-name="P2"><text:span text:style-name="T6"><text:tab/>m</text:span><text:span text:style-name="T11">[</text:span><text:span text:style-name="T20">1</text:span><text:span text:style-name="T11">]</text:span><text:span text:style-name="T6"> </text:span><text:span text:style-name="T11">=</text:span><text:span text:style-name="T6"> </text:span><text:span text:style-name="T23">new</text:span><text:span text:style-name="T6"> </text:span><text:span text:style-name="T4">int</text:span><text:span text:style-name="T11">[</text:span><text:span text:style-name="T20">4</text:span><text:span text:style-name="T11">];</text:span></text:p>
      <text:p text:style-name="P2"><text:span text:style-name="T6"><text:tab/>m</text:span><text:span text:style-name="T11">[</text:span><text:span text:style-name="T20">2</text:span><text:span text:style-name="T11">]</text:span><text:span text:style-name="T6"> </text:span><text:span text:style-name="T11">=</text:span><text:span text:style-name="T6"> </text:span><text:span text:style-name="T23">new</text:span><text:span text:style-name="T6"> </text:span><text:span text:style-name="T4">int</text:span><text:span text:style-name="T11">[</text:span><text:span text:style-name="T20">5</text:span><text:span text:style-name="T11">];</text:span></text:p>
      <text:p text:style-name="P19">// Initialization</text:p>
      <text:p text:style-name="P2"><text:span text:style-name="T6"><text:tab/>m</text:span><text:span text:style-name="T11">[</text:span><text:span text:style-name="T20">0</text:span><text:span text:style-name="T11">][</text:span><text:span text:style-name="T20">0</text:span><text:span text:style-name="T11">]</text:span><text:span text:style-name="T6"> </text:span><text:span text:style-name="T11">=</text:span><text:span text:style-name="T6"> </text:span><text:span text:style-name="T19">"Ahmad"</text:span><text:span text:style-name="T11">;</text:span></text:p>
      <text:p text:style-name="P2"><text:span text:style-name="T6"><text:tab/>m</text:span><text:span text:style-name="T11">[</text:span><text:span text:style-name="T20">0</text:span><text:span text:style-name="T11">][</text:span><text:span text:style-name="T20">1</text:span><text:span text:style-name="T11">]</text:span><text:span text:style-name="T6"> </text:span><text:span text:style-name="T11">=</text:span><text:span text:style-name="T6"> </text:span><text:span text:style-name="T19">"Sayeed"</text:span><text:span text:style-name="T11">;</text:span></text:p>
      <text:p text:style-name="P2"><text:span text:style-name="T6"><text:tab/>m</text:span><text:span text:style-name="T11">[</text:span><text:span text:style-name="T20">1</text:span><text:span text:style-name="T11">][</text:span><text:span text:style-name="T20">0</text:span><text:span text:style-name="T11">]</text:span><text:span text:style-name="T6"> </text:span><text:span text:style-name="T11">=</text:span><text:span text:style-name="T6"> </text:span><text:span text:style-name="T19">"Asmal"</text:span><text:span text:style-name="T11">;</text:span></text:p>
      <text:p text:style-name="P2"><text:span text:style-name="T6"><text:tab/>m</text:span><text:span text:style-name="T11">[</text:span><text:span text:style-name="T20">2</text:span><text:span text:style-name="T11">][</text:span><text:span text:style-name="T20">0</text:span><text:span text:style-name="T11">]</text:span><text:span text:style-name="T6"> </text:span><text:span text:style-name="T11">=</text:span><text:span text:style-name="T6"> </text:span><text:span text:style-name="T19">"Babu"</text:span><text:span text:style-name="T11">;</text:span></text:p>
      <text:p text:style-name="P19">// How to access Arrays Of Arrays:</text:p>
      <text:p text:style-name="P2"><text:soft-page-break/><text:span text:style-name="T23">for</text:span><text:span text:style-name="T6"> </text:span><text:span text:style-name="T11">(</text:span><text:span text:style-name="T6"> </text:span><text:span text:style-name="T4">int</text:span><text:span text:style-name="T6"> i </text:span><text:span text:style-name="T11">=</text:span><text:span text:style-name="T6"> </text:span><text:span text:style-name="T20">0</text:span><text:span text:style-name="T11">;</text:span><text:span text:style-name="T6"> i </text:span><text:span text:style-name="T11">&lt;</text:span><text:span text:style-name="T6"> m</text:span><text:span text:style-name="T11">.</text:span><text:span text:style-name="T6">length</text:span><text:span text:style-name="T11">;</text:span><text:span text:style-name="T6"> i</text:span><text:span text:style-name="T11">++</text:span><text:span text:style-name="T6"> </text:span><text:span text:style-name="T11">)</text:span><text:span text:style-name="T6"> </text:span><text:span text:style-name="T11">{</text:span></text:p>
      <text:p text:style-name="P2"><text:span text:style-name="T6"><text:tab/></text:span><text:span text:style-name="T23">for</text:span><text:span text:style-name="T6"> </text:span><text:span text:style-name="T11">(</text:span><text:span text:style-name="T6"> </text:span><text:span text:style-name="T4">int</text:span><text:span text:style-name="T6"> j </text:span><text:span text:style-name="T11">=</text:span><text:span text:style-name="T6"> </text:span><text:span text:style-name="T20">0</text:span><text:span text:style-name="T11">;</text:span><text:span text:style-name="T6"> j </text:span><text:span text:style-name="T11">&lt;</text:span><text:span text:style-name="T6"> m</text:span><text:span text:style-name="T11">[</text:span><text:span text:style-name="T6">i</text:span><text:span text:style-name="T11">].</text:span><text:span text:style-name="T6">length</text:span><text:span text:style-name="T11">;</text:span><text:span text:style-name="T6"> j</text:span><text:span text:style-name="T11">++</text:span><text:span text:style-name="T6"> </text:span><text:span text:style-name="T11">)</text:span><text:span text:style-name="T6"> </text:span><text:span text:style-name="T11">{</text:span></text:p>
      <text:p text:style-name="P2"><text:span text:style-name="T6"><text:tab/><text:tab/>System</text:span><text:span text:style-name="T11">.</text:span><text:span text:style-name="T6">out</text:span><text:span text:style-name="T11">.</text:span><text:span text:style-name="T6">println</text:span><text:span text:style-name="T11">(</text:span><text:span text:style-name="T6"> m</text:span><text:span text:style-name="T11">[</text:span><text:span text:style-name="T6">i</text:span><text:span text:style-name="T11">][</text:span><text:span text:style-name="T6">j</text:span><text:span text:style-name="T11">]</text:span><text:span text:style-name="T6"> </text:span><text:span text:style-name="T11">);</text:span></text:p>
      <text:p text:style-name="P2"><text:span text:style-name="T6"><text:tab/></text:span><text:span text:style-name="T11">}</text:span></text:p>
      <text:p text:style-name="P25">}</text:p>
      <text:p text:style-name="P5"><text:span text:style-name="T5">Way </text:span><text:span text:style-name="T22">3</text:span></text:p>
      <text:p text:style-name="P2"><text:span text:style-name="T4"><text:tab/>int</text:span><text:span text:style-name="T6"> n</text:span><text:span text:style-name="T11">[]</text:span><text:span text:style-name="T6"> </text:span><text:span text:style-name="T11">=</text:span><text:span text:style-name="T6"> </text:span><text:span text:style-name="T11">{</text:span><text:span text:style-name="T20">3</text:span><text:span text:style-name="T11">,</text:span><text:span text:style-name="T6"> </text:span><text:span text:style-name="T20">5</text:span><text:span text:style-name="T11">,</text:span><text:span text:style-name="T6"> </text:span><text:span text:style-name="T20">7</text:span><text:span text:style-name="T11">};</text:span></text:p>
      <text:p text:style-name="P19"><text:tab/>// Declaration </text:p>
      <text:p text:style-name="P2"><text:span text:style-name="T6"><text:tab/></text:span><text:span text:style-name="T4">int</text:span><text:span text:style-name="T6"> d</text:span><text:span text:style-name="T11">[][];</text:span></text:p>
      <text:p text:style-name="P19"><text:tab/>// Instantiation of only arrays</text:p>
      <text:p text:style-name="P2"><text:span text:style-name="T6"><text:tab/>d </text:span><text:span text:style-name="T11">=</text:span><text:span text:style-name="T6"> </text:span><text:span text:style-name="T23">new</text:span><text:span text:style-name="T6"> </text:span><text:span text:style-name="T4">int</text:span><text:span text:style-name="T11">[</text:span><text:span text:style-name="T20">3</text:span><text:span text:style-name="T11">][];</text:span></text:p>
      <text:p text:style-name="P26"><text:tab/></text:p>
      <text:p text:style-name="P3"><text:span text:style-name="T23"><text:tab/>for</text:span><text:span text:style-name="T11">(</text:span><text:span text:style-name="T6">i</text:span><text:span text:style-name="T11">=</text:span><text:span text:style-name="T20">0</text:span><text:span text:style-name="T11">;</text:span><text:span text:style-name="T6"> i</text:span><text:span text:style-name="T11">&lt;</text:span><text:span text:style-name="T6">n</text:span><text:span text:style-name="T11">.</text:span><text:span text:style-name="T6">length</text:span><text:span text:style-name="T11">;</text:span><text:span text:style-name="T6"> i</text:span><text:span text:style-name="T11">++){</text:span></text:p>
      <text:p text:style-name="P2"><text:span text:style-name="T6"><text:tab/></text:span><text:span text:style-name="T13">// Instantiation of arrays of arrays using loop</text:span></text:p>
      <text:p text:style-name="P2"><text:span text:style-name="T6"><text:tab/>d</text:span><text:span text:style-name="T11">[</text:span><text:span text:style-name="T6">i</text:span><text:span text:style-name="T11">]</text:span><text:span text:style-name="T6"> </text:span><text:span text:style-name="T11">=</text:span><text:span text:style-name="T6"> </text:span><text:span text:style-name="T23">new</text:span><text:span text:style-name="T6"> </text:span><text:span text:style-name="T4">int</text:span><text:span text:style-name="T11">[</text:span><text:span text:style-name="T6">n</text:span><text:span text:style-name="T11">[</text:span><text:span text:style-name="T6">i</text:span><text:span text:style-name="T11">]];</text:span></text:p>
      <text:p text:style-name="P25">}</text:p>
      <text:p text:style-name="P24"/>
      <text:p text:style-name="P5"><text:span text:style-name="T5">Way </text:span><text:span text:style-name="T22">4</text:span></text:p>
      <text:p text:style-name="P19">// Declaration, Instantiation, and Initialization all together</text:p>
      <text:p text:style-name="P2"><text:span text:style-name="T6"><text:tab/></text:span><text:span text:style-name="T4">int</text:span><text:span text:style-name="T6"> s</text:span><text:span text:style-name="T11">[][]</text:span><text:span text:style-name="T6"> </text:span><text:span text:style-name="T11">=</text:span><text:span text:style-name="T6"> </text:span><text:span text:style-name="T11">{</text:span><text:span text:style-name="T6"> <text:s/></text:span><text:span text:style-name="T11">{</text:span><text:span text:style-name="T20">10</text:span><text:span text:style-name="T11">,</text:span><text:span text:style-name="T6"> </text:span><text:span text:style-name="T20">20</text:span><text:span text:style-name="T11">,</text:span><text:span text:style-name="T6"> </text:span><text:span text:style-name="T20">30</text:span><text:span text:style-name="T11">},</text:span><text:span text:style-name="T6"> <text:s/></text:span><text:span text:style-name="T11">{</text:span><text:span text:style-name="T20">10</text:span><text:span text:style-name="T11">,</text:span><text:span text:style-name="T6"> </text:span><text:span text:style-name="T20">20</text:span><text:span text:style-name="T11">,</text:span><text:span text:style-name="T6"> </text:span><text:span text:style-name="T20">30</text:span><text:span text:style-name="T11">,</text:span><text:span text:style-name="T6"> </text:span><text:span text:style-name="T20">40</text:span><text:span text:style-name="T11">},</text:span><text:span text:style-name="T6"> <text:s/></text:span><text:span text:style-name="T11">{</text:span><text:span text:style-name="T20">10</text:span><text:span text:style-name="T11">,</text:span><text:span text:style-name="T6"> </text:span><text:span text:style-name="T20">20</text:span><text:span text:style-name="T11">,</text:span><text:span text:style-name="T6"> </text:span><text:span text:style-name="T20">30</text:span><text:span text:style-name="T11">,</text:span><text:span text:style-name="T6"> </text:span><text:span text:style-name="T20">40</text:span><text:span text:style-name="T11">,</text:span><text:span text:style-name="T6"> </text:span><text:span text:style-name="T20">50</text:span><text:span text:style-name="T11">}</text:span><text:span text:style-name="T6"> <text:s/></text:span><text:span text:style-name="T11">};</text:span></text:p>
      <text:p text:style-name="P1"/>
      <text:p text:style-name="P6"><text:span text:style-name="T5">Anonymous Array</text:span><text:span text:style-name="T12">:</text:span><text:span text:style-name="T5"> </text:span></text:p>
      <text:p text:style-name="P1">Arrays that we don't need to re-use.</text:p>
      <text:p text:style-name="P19">// Normal Array</text:p>
      <text:p text:style-name="P2"><text:span text:style-name="T6"><text:tab/></text:span><text:span text:style-name="T4">int</text:span><text:span text:style-name="T6"> x</text:span><text:span text:style-name="T11">[]</text:span><text:span text:style-name="T6"> </text:span><text:span text:style-name="T11">=</text:span><text:span text:style-name="T6"> </text:span><text:span text:style-name="T11">{</text:span><text:span text:style-name="T20">10</text:span><text:span text:style-name="T11">,</text:span><text:span text:style-name="T20">20</text:span><text:span text:style-name="T11">,</text:span><text:span text:style-name="T20">30</text:span><text:span text:style-name="T11">};</text:span></text:p>
      <text:p text:style-name="P2"><text:span text:style-name="T6"><text:tab/>PrintNumbers</text:span><text:span text:style-name="T11">(</text:span><text:span text:style-name="T6">x</text:span><text:span text:style-name="T11">);</text:span></text:p>
      <text:p text:style-name="P2"><text:span text:style-name="T13">//</text:span><text:span text:style-name="T14">Anonymous</text:span><text:span text:style-name="T13"> Array</text:span></text:p>
      <text:p text:style-name="P2"><text:span text:style-name="T6"><text:tab/>PrintNumbers</text:span><text:span text:style-name="T11">(</text:span><text:span text:style-name="T6"> <text:s/></text:span><text:span text:style-name="T23">new</text:span><text:span text:style-name="T6"> </text:span><text:span text:style-name="T4">int</text:span><text:span text:style-name="T11">[]{</text:span><text:span text:style-name="T20">50</text:span><text:span text:style-name="T11">,</text:span><text:span text:style-name="T20">60</text:span><text:span text:style-name="T11">,</text:span><text:span text:style-name="T20">70</text:span><text:span text:style-name="T11">}</text:span><text:span text:style-name="T6"><text:tab/></text:span><text:span text:style-name="T11">);</text:span></text:p>
      <text:p text:style-name="P2"><text:span text:style-name="T13">// Another Advantage Of </text:span><text:span text:style-name="T14">Anonymous</text:span><text:span text:style-name="T13"> Array: We can also hold </text:span><text:span text:style-name="T14">reference</text:span><text:span text:style-name="T13"> of </text:span><text:span text:style-name="T14">anonymous</text:span><text:span text:style-name="T13"> array. This way we can instantiate and </text:span><text:span text:style-name="T14">initialize</text:span><text:span text:style-name="T13"> declared array with curly braces.</text:span></text:p>
      <text:p text:style-name="P2"><text:soft-page-break/><text:span text:style-name="T6"><text:tab/></text:span><text:span text:style-name="T4">int</text:span><text:span text:style-name="T6"> y</text:span><text:span text:style-name="T11">[];</text:span></text:p>
      <text:p text:style-name="P2"><text:span text:style-name="T6"><text:tab/>y </text:span><text:span text:style-name="T11">=</text:span><text:span text:style-name="T6"> </text:span><text:span text:style-name="T23">new</text:span><text:span text:style-name="T6"> </text:span><text:span text:style-name="T4">int</text:span><text:span text:style-name="T11">[]</text:span><text:span text:style-name="T6"> </text:span><text:span text:style-name="T11">{</text:span><text:span text:style-name="T20">10</text:span><text:span text:style-name="T11">,</text:span><text:span text:style-name="T20">20</text:span><text:span text:style-name="T11">,</text:span><text:span text:style-name="T20">30</text:span><text:span text:style-name="T11">,</text:span><text:span text:style-name="T20">40</text:span><text:span text:style-name="T11">,</text:span><text:span text:style-name="T20">50</text:span><text:span text:style-name="T11">,</text:span><text:span text:style-name="T20">60</text:span><text:span text:style-name="T11">};</text:span></text:p>
      <text:p text:style-name="P2"><text:span text:style-name="T10">Note</text:span><text:span text:style-name="T7">: </text:span><text:span text:style-name="T6">We can instantiate and initialize after declaration </text:span><text:span text:style-name="T23">this</text:span><text:span text:style-name="T6"> way</text:span></text:p>
      <text:p text:style-name="P6"><text:span text:style-name="T5">Arrays Of Arrays </text:span><text:span text:style-name="T12">-</text:span><text:span text:style-name="T5"> Anonymous way</text:span></text:p>
      <text:p text:style-name="P19">// Normal Aray:</text:p>
      <text:p text:style-name="P2"><text:span text:style-name="T6"><text:tab/></text:span><text:span text:style-name="T4">int</text:span><text:span text:style-name="T6"> x</text:span><text:span text:style-name="T11">[][]</text:span><text:span text:style-name="T6"> </text:span><text:span text:style-name="T11">=</text:span><text:span text:style-name="T6"> </text:span><text:span text:style-name="T11">{</text:span><text:span text:style-name="T6"> <text:s text:c="2"/></text:span><text:span text:style-name="T11">{</text:span><text:span text:style-name="T20">1</text:span><text:span text:style-name="T11">,</text:span><text:span text:style-name="T20">2</text:span><text:span text:style-name="T11">,</text:span><text:span text:style-name="T20">3</text:span><text:span text:style-name="T11">,</text:span><text:span text:style-name="T20">4</text:span><text:span text:style-name="T11">},</text:span><text:span text:style-name="T6"> <text:s/></text:span><text:span text:style-name="T11">{</text:span><text:span text:style-name="T20">4</text:span><text:span text:style-name="T11">,</text:span><text:span text:style-name="T20">3</text:span><text:span text:style-name="T11">,</text:span><text:span text:style-name="T20">2</text:span><text:span text:style-name="T11">,</text:span><text:span text:style-name="T20">1</text:span><text:span text:style-name="T11">},</text:span><text:span text:style-name="T6"> <text:s/></text:span><text:span text:style-name="T11">{</text:span><text:span text:style-name="T20">7</text:span><text:span text:style-name="T11">,</text:span><text:span text:style-name="T20">8</text:span><text:span text:style-name="T11">,</text:span><text:span text:style-name="T20">9</text:span><text:span text:style-name="T11">,</text:span><text:span text:style-name="T20">4</text:span><text:span text:style-name="T11">}</text:span><text:span text:style-name="T6"> <text:s text:c="2"/></text:span><text:span text:style-name="T11">}</text:span><text:span text:style-name="T6"><text:tab/></text:span><text:span text:style-name="T11">;</text:span></text:p>
      <text:p text:style-name="P2"><text:span text:style-name="T6"><text:tab/>printArrays</text:span><text:span text:style-name="T11">(</text:span><text:span text:style-name="T6">x</text:span><text:span text:style-name="T11">);</text:span></text:p>
      <text:p text:style-name="P19">// Anonymous way</text:p>
      <text:p text:style-name="P2"><text:span text:style-name="T6"><text:tab/>printArrays</text:span><text:span text:style-name="T11">(</text:span><text:span text:style-name="T6"> </text:span><text:span text:style-name="T23">new</text:span><text:span text:style-name="T6"> </text:span><text:span text:style-name="T4">int</text:span><text:span text:style-name="T11">[][]</text:span><text:span text:style-name="T6"> </text:span><text:span text:style-name="T11">{</text:span><text:span text:style-name="T6"> <text:s text:c="2"/></text:span><text:span text:style-name="T11">{</text:span><text:span text:style-name="T20">1</text:span><text:span text:style-name="T11">,</text:span><text:span text:style-name="T20">2</text:span><text:span text:style-name="T11">,</text:span><text:span text:style-name="T20">3</text:span><text:span text:style-name="T11">,</text:span><text:span text:style-name="T20">4</text:span><text:span text:style-name="T11">},</text:span><text:span text:style-name="T6"> <text:s/></text:span><text:span text:style-name="T11">{</text:span><text:span text:style-name="T20">4</text:span><text:span text:style-name="T11">,</text:span><text:span text:style-name="T20">3</text:span><text:span text:style-name="T11">,</text:span><text:span text:style-name="T20">2</text:span><text:span text:style-name="T11">,</text:span><text:span text:style-name="T20">1</text:span><text:span text:style-name="T11">},</text:span><text:span text:style-name="T6"> <text:s/></text:span><text:span text:style-name="T11">{</text:span><text:span text:style-name="T20">7</text:span><text:span text:style-name="T11">,</text:span><text:span text:style-name="T20">8</text:span><text:span text:style-name="T11">,</text:span><text:span text:style-name="T20">9</text:span><text:span text:style-name="T11">,</text:span><text:span text:style-name="T20">4</text:span><text:span text:style-name="T11">}</text:span><text:span text:style-name="T6"> <text:s text:c="2"/></text:span><text:span text:style-name="T11">}</text:span><text:span text:style-name="T6"><text:tab/></text:span><text:span text:style-name="T11">);</text:span></text:p>
      <text:p text:style-name="P1"/>
      <text:p text:style-name="P4"><text:span text:style-name="T15">// Create </text:span><text:span text:style-name="T16">Anonymous</text:span><text:span text:style-name="T15"> Array Of Reference Variable</text:span></text:p>
      <text:p text:style-name="P2"><text:span text:style-name="T4">class</text:span><text:span text:style-name="T6"> ClassOne</text:span><text:span text:style-name="T11">{</text:span></text:p>
      <text:p text:style-name="P2"><text:span text:style-name="T6"><text:tab/></text:span><text:span text:style-name="T4">int</text:span><text:span text:style-name="T6"> x </text:span><text:span text:style-name="T11">=</text:span><text:span text:style-name="T6"> </text:span><text:span text:style-name="T20">50</text:span><text:span text:style-name="T11">;</text:span></text:p>
      <text:p text:style-name="P2"><text:span text:style-name="T6"><text:tab/></text:span><text:span text:style-name="T4">void</text:span><text:span text:style-name="T6"> show</text:span><text:span text:style-name="T11">(</text:span><text:span text:style-name="T6">ClassOne z</text:span><text:span text:style-name="T11">[]){</text:span></text:p>
      <text:p text:style-name="P2"><text:span text:style-name="T6"><text:tab/><text:tab/></text:span><text:span text:style-name="T23">for</text:span><text:span text:style-name="T11">(</text:span><text:span text:style-name="T4">int</text:span><text:span text:style-name="T6"> i </text:span><text:span text:style-name="T11">=</text:span><text:span text:style-name="T20">0</text:span><text:span text:style-name="T11">;</text:span><text:span text:style-name="T6"> i</text:span><text:span text:style-name="T11">&lt;</text:span><text:span text:style-name="T6"> z</text:span><text:span text:style-name="T11">.</text:span><text:span text:style-name="T6">length</text:span><text:span text:style-name="T11">;</text:span><text:span text:style-name="T6"> i</text:span><text:span text:style-name="T11">++){</text:span></text:p>
      <text:p text:style-name="P2"><text:span text:style-name="T6"><text:tab/><text:tab/><text:tab/>System</text:span><text:span text:style-name="T11">.</text:span><text:span text:style-name="T6">out</text:span><text:span text:style-name="T11">.</text:span><text:span text:style-name="T6">println</text:span><text:span text:style-name="T11">(</text:span><text:span text:style-name="T6">z</text:span><text:span text:style-name="T11">[</text:span><text:span text:style-name="T6">i</text:span><text:span text:style-name="T11">].</text:span><text:span text:style-name="T6">x</text:span><text:span text:style-name="T11">);</text:span></text:p>
      <text:p text:style-name="P2"><text:span text:style-name="T6"><text:tab/><text:tab/></text:span><text:span text:style-name="T11">}</text:span></text:p>
      <text:p text:style-name="P2"><text:span text:style-name="T6"><text:tab/></text:span><text:span text:style-name="T11">}</text:span></text:p>
      <text:p text:style-name="P2"><text:span text:style-name="T6"><text:tab/></text:span><text:span text:style-name="T4">public</text:span><text:span text:style-name="T6"> </text:span><text:span text:style-name="T4">static</text:span><text:span text:style-name="T6"> </text:span><text:span text:style-name="T4">void</text:span><text:span text:style-name="T6"> main</text:span><text:span text:style-name="T11">(</text:span><text:span text:style-name="T6">String</text:span><text:span text:style-name="T11">...</text:span><text:span text:style-name="T6">a</text:span><text:span text:style-name="T11">){</text:span></text:p>
      <text:p text:style-name="P2"><text:span text:style-name="T6"><text:tab/><text:tab/>ClassOne c </text:span><text:span text:style-name="T11">=</text:span><text:span text:style-name="T6"> </text:span><text:span text:style-name="T23">new</text:span><text:span text:style-name="T6"> ClassOne</text:span><text:span text:style-name="T11">();</text:span><text:span text:style-name="T6"><text:tab/><text:tab/></text:span></text:p>
      <text:p text:style-name="P2"><text:span text:style-name="T6"><text:tab/>// </text:span><text:span text:style-name="T9">Normal way</text:span></text:p>
      <text:p text:style-name="P2"><text:span text:style-name="T6"><text:tab/><text:tab/>ClassOne co</text:span><text:span text:style-name="T11">[]</text:span><text:span text:style-name="T6"> </text:span><text:span text:style-name="T11">=</text:span><text:span text:style-name="T6"> </text:span><text:span text:style-name="T11">{</text:span><text:span text:style-name="T6"> </text:span><text:span text:style-name="T23">new</text:span><text:span text:style-name="T6"> ClassOne</text:span><text:span text:style-name="T11">(),</text:span><text:span text:style-name="T6"> </text:span><text:span text:style-name="T23">new</text:span><text:span text:style-name="T6"> ClassOne</text:span><text:span text:style-name="T11">(),</text:span><text:span text:style-name="T6"> </text:span><text:span text:style-name="T23">new</text:span><text:span text:style-name="T6"> ClassOne</text:span><text:span text:style-name="T11">()</text:span><text:span text:style-name="T6"> </text:span><text:span text:style-name="T11">};</text:span></text:p>
      <text:p text:style-name="P2"><text:span text:style-name="T6"><text:tab/><text:tab/>System</text:span><text:span text:style-name="T11">.</text:span><text:span text:style-name="T6">out</text:span><text:span text:style-name="T11">.</text:span><text:span text:style-name="T6">println</text:span><text:span text:style-name="T11">(</text:span><text:span text:style-name="T6">co</text:span><text:span text:style-name="T11">[</text:span><text:span text:style-name="T20">1</text:span><text:span text:style-name="T11">].</text:span><text:span text:style-name="T6">x</text:span><text:span text:style-name="T11">);</text:span></text:p>
      <text:p text:style-name="P2"><text:span text:style-name="T6"><text:tab/><text:tab/>c</text:span><text:span text:style-name="T11">.</text:span><text:span text:style-name="T6">show</text:span><text:span text:style-name="T11">(</text:span><text:span text:style-name="T6">co</text:span><text:span text:style-name="T11">);</text:span><text:span text:style-name="T6"><text:tab/><text:tab/><text:tab/><text:tab/></text:span></text:p>
      <text:p text:style-name="P2"><text:span text:style-name="T6"><text:tab/></text:span><text:span text:style-name="T17">//</text:span><text:span text:style-name="T18">Anonymous</text:span><text:span text:style-name="T17"> way: ClassOne[] is a data type</text:span></text:p>
      <text:p text:style-name="P2"><text:span text:style-name="T6"><text:tab/><text:tab/>c</text:span><text:span text:style-name="T11">.</text:span><text:span text:style-name="T6">show</text:span><text:span text:style-name="T11">(</text:span><text:span text:style-name="T6"> </text:span><text:span text:style-name="T23">new</text:span><text:span text:style-name="T6"> ClassOne</text:span><text:span text:style-name="T11">[]</text:span><text:span text:style-name="T6"> </text:span><text:span text:style-name="T11">{</text:span><text:span text:style-name="T6"> </text:span></text:p>
      <text:p text:style-name="P2"><text:span text:style-name="T6"><text:tab/><text:tab/><text:tab/></text:span><text:span text:style-name="T23">new</text:span><text:span text:style-name="T6"> ClassOne</text:span><text:span text:style-name="T11">(),</text:span><text:span text:style-name="T6"> <text:s/></text:span><text:span text:style-name="T23">new</text:span><text:span text:style-name="T6"> ClassOne</text:span><text:span text:style-name="T11">(),</text:span><text:span text:style-name="T6"> </text:span><text:span text:style-name="T23">new</text:span><text:span text:style-name="T6"> ClassOne</text:span><text:span text:style-name="T11">()</text:span><text:span text:style-name="T6"><text:tab/></text:span></text:p>
      <text:p text:style-name="P2"><text:span text:style-name="T6"><text:tab/><text:tab/></text:span><text:span text:style-name="T11">}</text:span><text:span text:style-name="T6"> </text:span><text:span text:style-name="T11">);</text:span></text:p>
      <text:p text:style-name="P2"><text:span text:style-name="T6"><text:tab/></text:span><text:span text:style-name="T11">}</text:span></text:p>
      <text:p text:style-name="P18">}</text:p>
      <text:p text:style-name="P8"><text:soft-page-break/></text:p>
      <text:p text:style-name="P8"/>
      <text:p text:style-name="P8"/>
      <text:p text:style-name="P9"/>
      <text:p text:style-name="P9"/>
      <text:p text:style-name="P10"><draw:frame draw:style-name="fr1" draw:name="Object1" text:anchor-type="as-char" svg:y="0cm" svg:width="17.803cm" svg:height="8.248cm" draw:z-index="0"><draw:object-ole xlink:href="./Obj100" xlink:type="simple" xlink:show="embed" xlink:actuate="onLoad"/><draw:image xlink:href="./ObjectReplacements/Obj100" xlink:type="simple" xlink:show="embed" xlink:actuate="onLoad"/></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0.905cm" fo:margin-right="1.19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yCalm</meta:initial-creator>
    <meta:editing-cycles>18</meta:editing-cycles>
    <meta:print-date>2018-04-06T15:29:00</meta:print-date>
    <meta:creation-date>2018-03-31T08:10:00</meta:creation-date>
    <dc:date>2018-04-29T01:42:31.551966994</dc:date>
    <meta:editing-duration>PT6H42M52S</meta:editing-duration>
    <meta:generator>LibreOffice/5.1.6.2$Linux_X86_64 LibreOffice_project/10m0$Build-2</meta:generator>
    <meta:document-statistic meta:table-count="0" meta:image-count="0" meta:object-count="1" meta:page-count="6" meta:paragraph-count="135" meta:word-count="728" meta:character-count="4558" meta:non-whitespace-character-count="3800"/>
    <meta:user-defined meta:name="AppVersion">16.0000</meta:user-defined>
    <meta:user-defined meta:name="Company">rg-adgu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